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visible-area-left="0cm" draw:visible-area-top="0cm" draw:visible-area-width="14.998cm" draw:visible-area-height="24.546cm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to1" text:anchor-type="char" svg:width="14.998cm" svg:height="24.546cm" draw:z-index="0"><draw:object-ole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13:12:52.917000000</meta:creation-date>
    <dc:date>2023-04-10T13:17:28.672000000</dc:date>
    <meta:editing-duration>PT4M36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7.4.5.1$Windows_X86_64 LibreOffice_project/9c0871452b3918c1019dde9bfac75448afc4b57f</meta:generator>
  </office:meta>
</office:document-meta>
</file>